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8499BFF97F.png"/>
  <manifest:file-entry manifest:media-type="image/png" manifest:full-path="Pictures/100000000000064000000384C2220F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53in" draw:z-index="0"><draw:image xlink:href="Pictures/10000000000006400000038499BFF97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2" text:anchor-type="paragraph" svg:width="6.9252in" svg:height="3.8953in" draw:z-index="1"><draw:image xlink:href="Pictures/100000000000064000000384C2220F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ridhar Enukurthi</meta:initial-creator>
    <meta:creation-date>2021-11-01T21:15:52.02</meta:creation-date>
    <meta:document-statistic meta:table-count="0" meta:image-count="2" meta:object-count="0" meta:page-count="1" meta:paragraph-count="0" meta:word-count="0" meta:character-count="0"/>
    <dc:date>2021-11-01T21:33:53.50</dc:date>
    <dc:creator>Giridhar Enukurthi</dc:creator>
    <meta:editing-duration>PT2M49S</meta:editing-duration>
    <meta:editing-cycles>1</meta:editing-cycles>
    <meta:generator>OpenOffice/4.1.7$Win32 OpenOffice.org_project/417m1$Build-9800</meta:generator>
  </office:meta>
</office:document-meta>
</file>